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f6b8" officeooo:paragraph-rsid="000cf6b8"/>
    </style:style>
    <style:style style:name="P2" style:family="paragraph" style:parent-style-name="Standard">
      <style:text-properties officeooo:paragraph-rsid="000cf6b8"/>
    </style:style>
    <style:style style:name="T1" style:family="text">
      <style:text-properties officeooo:rsid="000cf6b8"/>
    </style:style>
    <style:style style:name="T2" style:family="text">
      <style:text-properties fo:font-variant="normal" fo:text-transform="none" fo:color="#333333" style:font-name="Arial" fo:font-size="13.5pt" fo:letter-spacing="normal" fo:font-style="normal" fo:font-weight="normal"/>
    </style:style>
    <style:style style:name="T3" style:family="text">
      <style:text-properties fo:font-variant="normal" fo:text-transform="none" fo:color="#333333" style:font-name="Arial" fo:font-size="13.5pt" fo:letter-spacing="normal" fo:font-style="normal" fo:font-weight="normal" officeooo:rsid="000cf6b8"/>
    </style:style>
    <style:style style:name="T4" style:family="text">
      <style:text-properties fo:font-variant="normal" fo:text-transform="none" fo:color="#333333" style:font-name="Arial" fo:font-size="13.5pt" fo:letter-spacing="normal" fo:font-style="normal" fo:font-weight="normal" officeooo:rsid="000ec5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mp（linux+apache+mysql+php）是php开发常用环境。</text:p>
      <text:p text:style-name="P1">phpmyadmin是mysql数据库的图形化界面。</text:p>
      <text:p text:style-name="P1"/>
      <text:p text:style-name="P1">首先安装lamp：两种方法</text:p>
      <text:p text:style-name="P1">1.sudo apt-get install lamp</text:p>
      <text:p text:style-name="P1">2.sudo apt-get install apache2 apache2-doc</text:p>
      <text:p text:style-name="P1"><text:tab/>通过在浏览器中输入http://localhost来确认</text:p>
      <text:p text:style-name="P2"><text:span text:style-name="T1"><text:s text:c="3"/>sudo apt-get instal</text:span><text:span text:style-name="T3">l php5 libapache2-mod-php5</text:span></text:p>
      <text:p text:style-name="P1"><text:span text:style-name="T2"><text:tab/>重启apache服务查看php是否安装成功</text:span></text:p>
      <text:p text:style-name="P1"><text:span text:style-name="T2"><text:tab/>sudo service apache2 restart</text:span></text:p>
      <text:p text:style-name="P1"><text:span text:style-name="T2"><text:s text:c="3"/>sudo apt-get install mysql-server mysql-client</text:span></text:p>
      <text:p text:style-name="P1"><text:span text:style-name="T2"><text:tab/>中间需要设置密码</text:span></text:p>
      <text:p text:style-name="P1"><text:span text:style-name="T2"><text:s text:c="3"/>sudo apt-get install phpmyadmin</text:span></text:p>
      <text:p text:style-name="P1"><text:span text:style-name="T2"><text:tab/>中间需要选择web服务器：apache和数据库mysql</text:span></text:p>
      <text:p text:style-name="P1"><text:span text:style-name="T2"><text:tab/>将phpmyadmin的整个网站连接到php的目录下</text:span></text:p>
      <text:p text:style-name="P1"><text:span text:style-name="T2"><text:s text:c="3"/>ln -s /usr/share/phpmyadmin/ /var/www/html/</text:span></text:p>
      <text:p text:style-name="P1"><text:span text:style-name="T2"><text:tab/></text:span><text:span text:style-name="T4">通过浏览器访问：http://localhost/phpmyadmin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6:46:15.785427171</meta:creation-date>
    <meta:generator>LibreOffice/4.3.7.2$Linux_X86_64 LibreOffice_project/430m0$Build-2</meta:generator>
    <dc:date>2015-06-09T14:58:01.356176819</dc:date>
    <meta:editing-duration>PT14M7S</meta:editing-duration>
    <meta:editing-cycles>2</meta:editing-cycles>
    <meta:document-statistic meta:table-count="0" meta:image-count="0" meta:object-count="0" meta:page-count="1" meta:paragraph-count="16" meta:word-count="143" meta:character-count="505" meta:non-whitespace-character-count="462"/>
  </office:meta>
</office:document-meta>
</file>